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B8C00000282C5D764FB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916cm" style:rel-column-width="5055*"/>
    </style:style>
    <style:style style:name="Tabella3.B" style:family="table-column">
      <style:table-column-properties style:column-width="10.084cm" style:rel-column-width="5717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" style:family="table">
      <style:table-properties style:width="19.024cm" fo:margin-left="0cm" table:align="left"/>
    </style:style>
    <style:style style:name="Tabella5.A" style:family="table-column">
      <style:table-column-properties style:column-width="19.024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18.971cm" fo:margin-left="-0.092cm" table:align="left"/>
    </style:style>
    <style:style style:name="Tabella7.A" style:family="table-column">
      <style:table-column-properties style:column-width="0.9cm"/>
    </style:style>
    <style:style style:name="Tabella7.B" style:family="table-column">
      <style:table-column-properties style:column-width="14.579cm"/>
    </style:style>
    <style:style style:name="Tabella7.C" style:family="table-column">
      <style:table-column-properties style:column-width="3.493cm"/>
    </style:style>
    <style:style style:name="Tabella7.A1" style:family="table-cell">
      <style:table-cell-properties fo:padding="0.097cm" fo:border="none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487cm" style:rel-column-width="1410*"/>
    </style:style>
    <style:style style:name="Tabella1.B" style:family="table-column">
      <style:table-column-properties style:column-width="16.514cm" style:rel-column-width="9362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9.5cm" style:rel-column-width="32767*"/>
    </style:style>
    <style:style style:name="Tabella2.B" style:family="table-column">
      <style:table-column-properties style:column-width="9.5cm" style:rel-column-width="32768*"/>
    </style:style>
    <style:style style:name="Tabella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7pt" style:font-size-asian="7pt" style:font-size-complex="7pt"/>
    </style:style>
    <style:style style:name="P7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F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style:font-name="F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F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.459cm" fo:margin-right="0.009cm" fo:line-height="150%" fo:text-align="start" style:justify-single-word="false" fo:text-indent="-0.423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" fo:font-weight="bold" style:font-weight-asian="bold" style:font-weight-complex="bold"/>
    </style:style>
    <style:style style:name="P22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P26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ff950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1" style:family="text">
      <style:text-properties fo:font-size="9pt" style:text-underline-style="none" fo:font-weight="bold" style:font-size-asian="7.84999990463257pt" style:font-weight-asian="bold" style:font-size-complex="9pt" style:font-weight-complex="bold"/>
    </style:style>
    <style:style style:name="T12" style:family="text">
      <style:text-properties fo:font-size="9pt" style:text-underline-style="none" style:font-size-asian="7.84999990463257pt" style:font-size-complex="9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Ubuntu Light"/>
    </style:style>
    <style:style style:name="T17" style:family="text">
      <style:text-properties style:font-name="Ubuntu Light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3">Rodengo Saiano, <text:placeholder text:placeholder-type="text">&lt;formatLang(o.date_order, date=True) if o.date_order else ""&gt;</text:placeholder></text:p>
            <text:p text:style-name="P22">Ns. rif. <text:placeholder text:placeholder-type="text">&lt;o.name&gt;</text:placeholder> <text:placeholder text:placeholder-type="text">&lt;"(valido fino al %s)" % formatLang(o.validity, date=True) if o.validity else ""&gt;</text:placeholder></text:p>
            <text:p text:style-name="P24"><text:span text:style-name="T5">Vs. rif. c.a. Egr. Sig. </text:span><text:span text:style-name="T5"><text:placeholder text:placeholder-type="text">&lt;o.client_order_ref&gt;</text:placeholder></text:span></text:p>
            <text:p text:style-name="P17"><text:span text:style-name="T5">Rif. commerciale: </text:span><text:span text:style-name="T5"><text:placeholder text:placeholder-type="text">&lt;(o.user_id and o.user_id.name) or ''&gt;</text:placeholder></text:span></text:p>
          </table:table-cell>
          <table:table-cell table:style-name="Tabella3.B1" office:value-type="string">
            <text:p text:style-name="P20"><text:span text:style-name="T13">Spettabile Società</text:span><text:span text:style-name="T14"><text:line-break/></text:span><text:span text:style-name="T7"><text:placeholder text:placeholder-type="text">&lt;o.partner_id.name&gt;</text:placeholder></text:span><text:span text:style-name="T7"><text:line-break/></text:span><text:span text:style-name="T13"><text:placeholder text:placeholder-type="text">&lt;o.partner_id.street&gt;</text:placeholder></text:span><text:span text:style-name="T13"> <text:line-break/></text:span><text:span text:style-name="T13"><text:placeholder text:placeholder-type="text">&lt;o.partner_id.zip&gt;</text:placeholder></text:span><text:span text:style-name="T13"> - <text:s/></text:span><text:span text:style-name="T13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9"/>
          </table:table-cell>
        </table:table-row>
      </table:table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18"><text:span text:style-name="T15">OGGETTO: </text:span><text:span text:style-name="T15"><text:placeholder text:placeholder-type="text">&lt;o.subject&gt;</text:placeholder></text:span></text:p>
            <text:p text:style-name="P14"><text:placeholder text:placeholder-type="text">&lt;set_counter('id',1)&gt;</text:placeholder></text:p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table:number-columns-spanned="3" office:value-type="string">
                  <text:p text:style-name="P26"><text:text-input text:description="&lt;for each=&quot;l  in o.order_line&quot;&gt;">starts for loop line</text:text-input></text:p>
                </table:table-cell>
                <table:covered-table-cell/>
                <table:covered-table-cell/>
              </table:table-row>
              <table:table-row>
                <table:table-cell table:style-name="Tabella7.A1" office:value-type="string">
                  <text:p text:style-name="P11"><text:placeholder text:placeholder-type="text">&lt;get_counter('id')&gt;</text:placeholder>)</text:p>
                </table:table-cell>
                <table:table-cell table:style-name="Tabella7.A1" office:value-type="string">
                  <text:p text:style-name="P12"><text:placeholder text:placeholder-type="text">&lt;l.name&gt;</text:placeholder><text:placeholder text:placeholder-type="text">&lt;set_counter('id', 1 + get_counter('id'))&gt;</text:placeholder></text:p>
                </table:table-cell>
                <table:table-cell table:style-name="Tabella7.A1" office:value-type="string">
                  <text:p text:style-name="P13"><text:placeholder text:placeholder-type="text">&lt;formatLang(l.price_subtotal, digits=get_digits(dp='Account'))&gt;</text:placeholder> <text:placeholder text:placeholder-type="text">&lt;o.currency_id.symbol&gt;</text:placeholder></text:p>
                </table:table-cell>
              </table:table-row>
              <table:table-row>
                <table:table-cell table:style-name="Tabella7.A1" table:number-columns-spanned="3" office:value-type="string">
                  <text:p text:style-name="P8"><text:text-input text:description="&lt;/for&gt;">ends for loop line</text:text-input></text:p>
                  <text:p text:style-name="P8"/>
                </table:table-cell>
                <table:covered-table-cell/>
                <table:covered-table-cell/>
              </table:table-row>
            </table:table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Esecuzione:</text:p>
          </table:table-cell>
          <table:table-cell table:style-name="Tabella1.A1" office:value-type="string">
            <text:p text:style-name="P15"><text:placeholder text:placeholder-type="text">&lt;o.execution or ''&gt;</text:placeholder></text:p>
          </table:table-cell>
        </table:table-row>
        <table:table-row>
          <table:table-cell table:style-name="Tabella1.A1" office:value-type="string">
            <text:p text:style-name="P21">Esclusioni:</text:p>
          </table:table-cell>
          <table:table-cell table:style-name="Tabella1.A1" office:value-type="string">
            <text:p text:style-name="P15"><text:placeholder text:placeholder-type="text">&lt;o.exclusion or ''&gt;</text:placeholder></text:p>
          </table:table-cell>
        </table:table-row>
        <table:table-row>
          <table:table-cell table:style-name="Tabella1.A1" office:value-type="string">
            <text:p text:style-name="P19">Pagamento:</text:p>
          </table:table-cell>
          <table:table-cell table:style-name="Tabella1.A1" office:value-type="string">
            <text:p text:style-name="P16"><text:placeholder text:placeholder-type="text">&lt;(o.payment_term and o.payment_term.name) or ''&gt;</text:placeholder>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1">Cordiali saluti</text:p>
          </table:table-cell>
        </table:table-row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">BARCORE S.r.l.</text:p>
          </table:table-cell>
        </table:table-row>
      </table:table>
      <text:p text:style-name="Standard"/>
      <text:p text:style-name="Standard"/>
      <text:p text:style-name="P6">Ai sensi dell’art. 13 D.L. Lgs. 196/2003 La informiamo che i suoi dati sono conservati nel database informatico e cartaceo del titolare del trattamento “BARCORE SRL” e che i suoi dati saranno utilizzati esclusivamente per fini amministrativo-contabili e non verranno divulgati se non a società a noi collegate che trattano la gestione del personale o per fini contabili. Ai sensi dell’art. 7 del citato D. Lgs. Lei ha diritto di conoscere, aggiornare, rettificare e cancellare i suoi dati, nonché di esercitare tutti i restanti diritti ivi previsti, mediante comunicazione scritta alla società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2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2" style:family="text">
      <style:text-properties fo:color="#ff950e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3" style:family="text">
      <style:text-properties fo:color="#000000" style:font-name="Arial2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>
            <table:table-cell table:style-name="Tabella4.A1" office:value-type="string">
              <text:p text:style-name="MP1"><draw:frame draw:style-name="Mfr1" draw:name="immagini1" text:anchor-type="as-char" svg:width="13.294cm" style:rel-width="70%" svg:height="2.796cm" style:rel-height="scale" draw:z-index="0"><draw:image xlink:href="Pictures/1000000000000B8C00000282C5D764FB.jpg" xlink:type="simple" xlink:show="embed" xlink:actuate="onLoad"/></draw:frame></text:p>
            </table:table-cell>
          </table:table-row>
          <table:table-row>
            <table:table-cell table:style-name="Tabella4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  <style:footer>
        <text:p text:style-name="MP4"><text:span text:style-name="MT1">BARCORE S.R.L. - Via per Castegnato 6/d – 25050 Rodengo Saiano – P.IVA e CF: 03445070174<text:line-break/>Reg. Imprese di Brescia 03445070174 - <text:s/>REA n° BS 399875 – Capitale sociale 10.400,00 € I.V. <text:line-break/></text:span><text:span text:style-name="MT2">Tel 030 / 6390623</text:span><text:span text:style-name="MT1"> - <text:s/>Fax 030 / 6390625 – email: </text:span><text:a xlink:type="simple" xlink:href="mailto:info@barcore.it"><text:span text:style-name="MT3">info@barcore.it</text:span></text:a><text:span text:style-name="MT1"> – </text:span><text:a xlink:type="simple" xlink:href="http://www.barcore.it/"><text:span text:style-name="MT2">http://www.barcore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2T11:29:55</meta:creation-date>
    <meta:editing-duration>PT1H33M35S</meta:editing-duration>
    <meta:editing-cycles>23</meta:editing-cycles>
    <meta:generator>LibreOffice/3.3$Unix LibreOffice_project/330m19$Build-401</meta:generator>
    <meta:initial-creator>Nicola Riolini</meta:initial-creator>
    <dc:date>2014-01-02T13:09:29</dc:date>
    <dc:creator>Nicola Riolini</dc:creator>
    <meta:document-statistic meta:table-count="6" meta:image-count="1" meta:object-count="0" meta:page-count="1" meta:paragraph-count="25" meta:word-count="224" meta:character-count="1661"/>
    <meta:user-defined meta:name="Info 1"/>
    <meta:user-defined meta:name="Info 2"/>
    <meta:user-defined meta:name="Info 3"/>
    <meta:user-defined meta:name="Info 4"/>
  </office:meta>
</office:document-meta>
</file>